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87cm" draw:z-index="0"><draw:image xlink:href="../../odt/images/016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дин из многих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99cm" svg:height="1.67cm" draw:z-index="0"><draw:image xlink:href="../../odt/images/016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<text:span text:style-name="T1">специальный</text:span> алгоритм формирования <text:span text:style-name="T2">логических</text:span> сигналов в векторе <text:span text:style-name="T2">выхода</text:span> в зависимости от <text:span text:style-name="T2">изменения</text:span> типа <text:span text:style-name="T2">логического</text:span> сигнала в векторе <text:span text:style-name="T2">входа</text:span>. </text:p>
            <text:p text:style-name="Text_20_body"><text:span text:style-name="T1">Алгоритм</text:span> работы блока:</text:p>
            <text:p text:style-name="Text_20_body">До начала процесса моделирования в диалоговом окне блока <text:span text:style-name="T1">только один</text:span> сигнал (например, <text:span text:style-name="T1">N</text:span>-ый) в векторе выхода может быть задан как сигнал типа <text:span text:style-name="T1">TRUE</text:span> (<text:span text:style-name="T2">активный</text:span>), независимо от типа соответствующего (<text:span text:style-name="T1">N</text:span>-го) сигнала в векторе <text:span text:style-name="T2">входа</text:span>. <text:span text:style-name="T1">Все</text:span> остальные выходные сигналы считаются сигналами типа <text:span text:style-name="T1">FALSE</text:span> (неактивный), независимо от типа <text:span text:style-name="T2">соответствующих</text:span> сигналов в векторе входа.</text:p>
            <text:p text:style-name="Text_20_body">Если в процессе моделирования какой-то <text:span text:style-name="T3">логический</text:span> сигнал (любой, кроме <text:span text:style-name="T1">N</text:span>-го) в векторе <text:span text:style-name="T2">входа</text:span> изменил свой тип с <text:span text:style-name="T1">FALSE</text:span> на <text:span text:style-name="T1">TRUE</text:span>, то <text:span text:style-name="T2">соответствующий</text:span> сигнал в векторе <text:span text:style-name="T2">выхода</text:span> изменяет свой тип на <text:span text:style-name="T1">TRUE</text:span> (<text:span text:style-name="T2">активный</text:span>) и одновременно <text:span text:style-name="T1">N</text:span>-ый сигнал в векторе выхода становится типа <text:span text:style-name="T4">FALSE</text:span> (неактивный).</text:p>
            <text:p text:style-name="Text_20_body"><text:span text:style-name="T1">Свойства</text:span>:<text:span text:style-name="T5"> для работы блока свойства задавать не требуется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ин из многих</dc:title>
    <dc:date>2012-03-30T16:14:43.37</dc:date>
    <meta:generator>OpenOffice_Beta/4.1.0$Win32 OpenOffice.org_project/410m14$Build-9760</meta:generator>
    <meta:editing-duration>PT2H11M17S</meta:editing-duration>
    <meta:editing-cycles>104</meta:editing-cycles>
    <meta:document-statistic meta:table-count="1" meta:image-count="2" meta:object-count="0" meta:page-count="1" meta:paragraph-count="11" meta:word-count="136" meta:character-count="942"/>
  </office:meta>
</office:document-meta>
</file>